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list-style-name="L1">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arbeit: The amazing Buggy</text:p>
      <text:p text:style-name="P1"/>
      <text:p text:style-name="P1">Von: Hendrik Riese, Mike Frank Peddinghaus</text:p>
      <text:p text:style-name="P1">Fach: Skriptsprachen</text:p>
      <text:p text:style-name="P1">Dozent: Prof. Dr. Gawron</text:p>
      <text:p text:style-name="P1"/>
      <text:p text:style-name="P1"/>
      <text:p text:style-name="P1"/>
      <text:p text:style-name="P1"/>
      <text:p text:style-name="P1">Inhaltsangabe:</text:p>
      <text:list xml:id="list4845209781231583239" text:style-name="L1">
        <text:list-item>
          <text:p text:style-name="P2">Einleitung</text:p>
        </text:list-item>
        <text:list-item>
          <text:p text:style-name="P2">benötigte Teile</text:p>
        </text:list-item>
        <text:list-item>
          <text:p text:style-name="P2">Aufbau des Buggy's</text:p>
        </text:list-item>
        <text:list-item>
          <text:p text:style-name="P2">Analyse des Problems</text:p>
        </text:list-item>
        <text:list-item>
          <text:p text:style-name="P2">Programmiertechnischer Teil</text:p>
        </text:list-item>
        <text:list-item>
          <text:p text:style-name="P2">aufgetretene Probleme</text:p>
        </text:list-item>
        <text:list-item>
          <text:p text:style-name="P2">Quellen</text:p>
        </text:list-item>
      </text:list>
      <text:p text:style-name="P1"/>
      <text:p text:style-name="P1">Einleitung</text:p>
      <text:p text:style-name="P1">Das Ziel dieses Projekts ist der Bau eines fahrenden Models, hier genannt „Buggy“. Dieser soll durch unser Python Programm selbstständig durch ein Labyrinth fahren. Zur Erkennung der Wege berechnet der Buggy den Abstand zu den Wänden auf allen Seiten, um so auftretende Wände oder Entscheidungsmöglichkeiten zu erkennen.</text:p>
      <text:p text:style-name="P1"/>
      <text:p text:style-name="P1">Benötigte Teile</text:p>
      <text:p text:style-name="P1">---Liste der genutzten Teile---</text:p>
      <text:p text:style-name="P1"/>
      <text:p text:style-name="P1">Aufbau des Buggy's</text:p>
      <text:p text:style-name="P1">---Bilder und schriftliche Doku des Aufbaus---</text:p>
      <text:p text:style-name="P1"/>
      <text:p text:style-name="P1">Analyse des Problems</text:p>
      <text:p text:style-name="P1">Das Hauptproblem des Projekts ist die Art und Weise, wie der Buggy seinen Weg durch das Labyrinth finden soll. Dafür sind wir auf verschiedene Möglichkeiten gestoßen, wie dieses Problem angegangen werden kann. </text:p>
      <text:p text:style-name="P1">Eine Möglichkeit ist die rechte Hand Methode, mit welcher der Buggy sich immer an der rechten Wand orientiert und bei Entscheidungen immer den Weg zu seiner rechten Seite bevorzugt.</text:p>
      <text:p text:style-name="P1"/>
      <text:p text:style-name="P1">Programmiertechnischer Teil</text:p>
      <text:p text:style-name="P1">---Codeteile zeigen und kurz erklären---</text:p>
      <text:p text:style-name="P1"/>
      <text:p text:style-name="P1">aufgetretene Probleme</text:p>
      <text:p text:style-name="P1">Das Projekt bringt eine Sammlung von Problemen mit sich, die sich neben der Software abspielen. </text:p>
      <text:p text:style-name="P1">So haben wir anfangs Anstelle von der genutzten Holzplatte einen Pappkarton genutzt. Dieser war jedoch zu unstabil, sodass sich der Karton gebogen hat und dadurch die Reifen oftmals Kontakt zu der Pappe hatten Dadurch kam es zu Widerständen, die entweder dazu führten, dass die Seiten nicht mehr gleich schnell waren und der Buggy dadurch nicht mehr geradeaus fuhr oder die Motoren aufgrund einer eingebauten Sicherung stoppten.</text:p>
      <text:p text:style-name="P1">Ein weiteres Problem war das Befestigen der Motoren. So musste erstens darauf geachtet werden, dass diese einen gewissen Abstand zur Holzplatte benötigen, um das <text:soft-page-break/>vorangegangene Problem der Widerstände vorzubeugen, und zweitens die Motoren exakt gerade und in selber Höhe auf dem Brett liegen, da es sonst passieren kann, dass ein Reifen in der Luft schwebt und somit der Buggy erneut nicht geradeaus fahren kann.</text:p>
      <text:p text:style-name="P1"/>
      <text:p text:style-name="P1">Quellen</text:p>
      <text:p text:style-name="P1">---Que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21T10:04:09.41</meta:creation-date>
    <meta:document-statistic meta:table-count="0" meta:image-count="0" meta:object-count="0" meta:page-count="2" meta:paragraph-count="29" meta:word-count="325" meta:character-count="2152"/>
    <dc:date>2020-02-21T10:55:22.27</dc:date>
    <meta:editing-duration>PT5M11S</meta:editing-duration>
    <meta:editing-cycles>1</meta:editing-cycles>
    <meta:generator>OpenOffice/4.1.4$Win32 OpenOffice.org_project/414m5$Build-9788</meta:generator>
  </office:meta>
</office:document-meta>
</file>